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7327in" svg:y="10.9181in">
            <draw:object draw:notify-on-update-of-ranges="Sheet1.B2:Sheet1.H2 Sheet1.A3:Sheet1.A3 Sheet1.B3:Sheet1.H3 Sheet1.A4:Sheet1.A4 Sheet1.B4:Sheet1.H4 Sheet1.A5:Sheet1.A5 Sheet1.B5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3087in" svg:y="12.8043in">
            <draw:object draw:notify-on-update-of-ranges="Sheet1.B8:Sheet1.H8 Sheet1.A9:Sheet1.A9 Sheet1.B9:Sheet1.H9 Sheet1.A10:Sheet1.A10 Sheet1.B10:Sheet1.H10 Sheet1.A11:Sheet1.A11 Sheet1.B11:Sheet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1689in" svg:y="11.1827in">
            <draw:object draw:notify-on-update-of-ranges="Sheet1.B14:Sheet1.H14 Sheet1.A15:Sheet1.A15 Sheet1.B15:Sheet1.H15 Sheet1.A16:Sheet1.A16 Sheet1.B16:Sheet1.H16 Sheet1.A17:Sheet1.A17 Sheet1.B17:Sheet1.H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4232in" svg:y="12.024in">
            <draw:object draw:notify-on-update-of-ranges="Sheet1.B2:Sheet1.H2 Sheet1.A1:Sheet1.A1 Sheet1.B3:Sheet1.H3 Sheet1.A7:Sheet1.A7 Sheet1.B9:Sheet1.H9 Sheet1.A13:Sheet1.A13 Sheet1.B15:Sheet1.H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8461in" svg:y="12.5276in">
            <draw:object draw:notify-on-update-of-ranges="Sheet1.B2:Sheet1.H2 Sheet1.A1:Sheet1.A1 Sheet1.B4:Sheet1.H4 Sheet1.A7:Sheet1.A7 Sheet1.B10:Sheet1.H10 Sheet1.A13:Sheet1.A13 Sheet1.B16:Sheet1.H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3.8295in" svg:y="13.8709in">
            <draw:object draw:notify-on-update-of-ranges="Sheet1.B2:Sheet1.H2 Sheet1.A1:Sheet1.A1 Sheet1.B5:Sheet1.H5 Sheet1.A7:Sheet1.A7 Sheet1.B11:Sheet1.H11 Sheet1.A13:Sheet1.A13 Sheet1.B17:Sheet1.H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8098in" svg:height="7.1902in" svg:x="0.6606in" svg:y="3.3303in">
            <draw:object draw:notify-on-update-of-ranges="Sheet1.B2:Sheet1.M2 Sheet1.A1:Sheet1.A1 Sheet1.B6:Sheet1.M6 Sheet1.A7:Sheet1.A7 Sheet1.B12:Sheet1.M12 Sheet1.A13:Sheet1.A13 Sheet1.B18:Sheet1.M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egion 1</text:p>
          </table:table-cell>
          <table:covered-table-cell table:number-columns-repeated="12"/>
        </table:table-row>
        <table:table-row table:style-name="ro1">
          <table:table-cell office:value-type="string" calcext:value-type="string">
            <text:p>Truc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19.7651223288108" calcext:value-type="float">
            <text:p>19.7651223288108</text:p>
          </table:table-cell>
          <table:table-cell office:value-type="float" office:value="44.0393836669691" calcext:value-type="float">
            <text:p>44.0393836669691</text:p>
          </table:table-cell>
          <table:table-cell office:value-type="float" office:value="75.2921865127249" calcext:value-type="float">
            <text:p>75.2921865127249</text:p>
          </table:table-cell>
          <table:table-cell office:value-type="float" office:value="99.3762274730209" calcext:value-type="float">
            <text:p>99.3762274730209</text:p>
          </table:table-cell>
          <table:table-cell office:value-type="float" office:value="99.8910360396737" calcext:value-type="float">
            <text:p>99.8910360396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39498941564189" calcext:value-type="float">
            <text:p>9.39498941564189</text:p>
          </table:table-cell>
          <table:table-cell office:value-type="float" office:value="41.0747147923175" calcext:value-type="float">
            <text:p>41.0747147923175</text:p>
          </table:table-cell>
          <table:table-cell office:value-type="float" office:value="66.9598011601527" calcext:value-type="float">
            <text:p>66.9598011601527</text:p>
          </table:table-cell>
          <table:table-cell table:number-columns-repeated="2" office:value-type="float" office:value="99.7110122439184" calcext:value-type="float">
            <text:p>99.7110122439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3.66361843293692" calcext:value-type="float">
            <text:p>3.66361843293692</text:p>
          </table:table-cell>
          <table:table-cell office:value-type="float" office:value="24.2265583123129" calcext:value-type="float">
            <text:p>24.2265583123129</text:p>
          </table:table-cell>
          <table:table-cell office:value-type="float" office:value="49.7968482696398" calcext:value-type="float">
            <text:p>49.7968482696398</text:p>
          </table:table-cell>
          <table:table-cell office:value-type="float" office:value="88.3495876440345" calcext:value-type="float">
            <text:p>88.3495876440345</text:p>
          </table:table-cell>
          <table:table-cell office:value-type="float" office:value="99.3950852159089" calcext:value-type="float">
            <text:p>99.3950852159089</text:p>
          </table:table-cell>
          <table:table-cell table:number-columns-repeated="6"/>
        </table:table-row>
        <table:table-row table:style-name="ro1">
          <table:table-cell/>
          <table:table-cell table:formula="of:=SUM([.B3:.B5])*1000/3000" office:value-type="float" office:value="0" calcext:value-type="float">
            <text:p>0</text:p>
          </table:table-cell>
          <table:table-cell table:formula="of:=SUM([.C3:.C5])*1000/3000" office:value-type="float" office:value="10.9412433924632" calcext:value-type="float">
            <text:p>10.9412433924632</text:p>
          </table:table-cell>
          <table:table-cell table:formula="of:=SUM([.D3:.D5])*1000/3000" office:value-type="float" office:value="36.4468855905332" calcext:value-type="float">
            <text:p>36.4468855905332</text:p>
          </table:table-cell>
          <table:table-cell table:formula="of:=SUM([.E3:.E5])*1000/3000" office:value-type="float" office:value="64.0162786475058" calcext:value-type="float">
            <text:p>64.0162786475058</text:p>
          </table:table-cell>
          <table:table-cell table:formula="of:=SUM([.F3:.F5])*1000/3000" office:value-type="float" office:value="95.8122757869913" calcext:value-type="float">
            <text:p>95.8122757869913</text:p>
          </table:table-cell>
          <table:table-cell table:formula="of:=SUM([.G3:.G5])*1000/3000" office:value-type="float" office:value="99.6657111665003" calcext:value-type="float">
            <text:p>99.6657111665003</text:p>
          </table:table-cell>
          <table:table-cell table:formula="of:=SUM([.H3:.H5])*1000/3000" office:value-type="float" office:value="0" calcext:value-type="float">
            <text:p>0</text:p>
          </table:table-cell>
          <table:table-cell table:formula="of:=SUM([.I3:.I5])*1000/3000" office:value-type="float" office:value="0" calcext:value-type="float">
            <text:p>0</text:p>
          </table:table-cell>
          <table:table-cell table:formula="of:=SUM([.J3:.J5])*1000/3000" office:value-type="float" office:value="0" calcext:value-type="float">
            <text:p>0</text:p>
          </table:table-cell>
          <table:table-cell table:formula="of:=SUM([.K3:.K5])*1000/3000" office:value-type="float" office:value="0" calcext:value-type="float">
            <text:p>0</text:p>
          </table:table-cell>
          <table:table-cell table:formula="of:=SUM([.L3:.L5])*1000/3000" office:value-type="float" office:value="0" calcext:value-type="float">
            <text:p>0</text:p>
          </table:table-cell>
          <table:table-cell table:formula="of:=SUM([.M3:.M5])*1000/300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3" table:number-rows-spanned="1">
            <text:p>Region 2</text:p>
          </table:table-cell>
          <table:covered-table-cell table:number-columns-repeated="12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  <table:table-cell office:value-type="string" calcext:value-type="string">
            <text:p>T = 7</text:p>
          </table:table-cell>
          <table:table-cell office:value-type="string" calcext:value-type="string">
            <text:p>T = 8</text:p>
          </table:table-cell>
          <table:table-cell office:value-type="string" calcext:value-type="string">
            <text:p>T = 9</text:p>
          </table:table-cell>
          <table:table-cell office:value-type="string" calcext:value-type="string">
            <text:p>T = 10</text:p>
          </table:table-cell>
          <table:table-cell office:value-type="string" calcext:value-type="string">
            <text:p>T = 11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8.95206837687199" calcext:value-type="float">
            <text:p>8.95206837687199</text:p>
          </table:table-cell>
          <table:table-cell office:value-type="float" office:value="23.5168216998549" calcext:value-type="float">
            <text:p>23.5168216998549</text:p>
          </table:table-cell>
          <table:table-cell office:value-type="float" office:value="61.093915785662" calcext:value-type="float">
            <text:p>61.093915785662</text:p>
          </table:table-cell>
          <table:table-cell office:value-type="float" office:value="98.6503964121753" calcext:value-type="float">
            <text:p>98.6503964121753</text:p>
          </table:table-cell>
          <table:table-cell office:value-type="float" office:value="99.9576702059796" calcext:value-type="float">
            <text:p>99.9576702059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7.69492933191937" calcext:value-type="float">
            <text:p>7.69492933191937</text:p>
          </table:table-cell>
          <table:table-cell office:value-type="float" office:value="36.23059283917" calcext:value-type="float">
            <text:p>36.23059283917</text:p>
          </table:table-cell>
          <table:table-cell office:value-type="float" office:value="65.7120736349504" calcext:value-type="float">
            <text:p>65.7120736349504</text:p>
          </table:table-cell>
          <table:table-cell office:value-type="float" office:value="91.642605573909" calcext:value-type="float">
            <text:p>91.642605573909</text:p>
          </table:table-cell>
          <table:table-cell office:value-type="float" office:value="99.67059100641" calcext:value-type="float">
            <text:p>99.670591006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6.05774819356887" calcext:value-type="float">
            <text:p>6.05774819356887</text:p>
          </table:table-cell>
          <table:table-cell office:value-type="float" office:value="26.8195536977115" calcext:value-type="float">
            <text:p>26.8195536977115</text:p>
          </table:table-cell>
          <table:table-cell office:value-type="float" office:value="44.9615180700162" calcext:value-type="float">
            <text:p>44.9615180700162</text:p>
          </table:table-cell>
          <table:table-cell office:value-type="float" office:value="75.4532530272853" calcext:value-type="float">
            <text:p>75.4532530272853</text:p>
          </table:table-cell>
          <table:table-cell office:value-type="float" office:value="99.8490045543598" calcext:value-type="float">
            <text:p>99.8490045543598</text:p>
          </table:table-cell>
          <table:table-cell table:number-columns-repeated="6"/>
        </table:table-row>
        <table:table-row table:style-name="ro1">
          <table:table-cell/>
          <table:table-cell table:formula="of:=SUM([.B9:.B11])*1000/3000" office:value-type="float" office:value="0" calcext:value-type="float">
            <text:p>0</text:p>
          </table:table-cell>
          <table:table-cell table:formula="of:=SUM([.C9:.C11])*1000/3000" office:value-type="float" office:value="7.56824863412008" calcext:value-type="float">
            <text:p>7.56824863412008</text:p>
          </table:table-cell>
          <table:table-cell table:formula="of:=SUM([.D9:.D11])*1000/3000" office:value-type="float" office:value="28.8556560789121" calcext:value-type="float">
            <text:p>28.8556560789121</text:p>
          </table:table-cell>
          <table:table-cell table:formula="of:=SUM([.E9:.E11])*1000/3000" office:value-type="float" office:value="57.2558358302095" calcext:value-type="float">
            <text:p>57.2558358302095</text:p>
          </table:table-cell>
          <table:table-cell table:formula="of:=SUM([.F9:.F11])*1000/3000" office:value-type="float" office:value="88.5820850044565" calcext:value-type="float">
            <text:p>88.5820850044565</text:p>
          </table:table-cell>
          <table:table-cell table:formula="of:=SUM([.G9:.G11])*1000/3000" office:value-type="float" office:value="99.8257552555831" calcext:value-type="float">
            <text:p>99.8257552555831</text:p>
          </table:table-cell>
          <table:table-cell table:formula="of:=SUM([.H9:.H11])*1000/3000" office:value-type="float" office:value="0" calcext:value-type="float">
            <text:p>0</text:p>
          </table:table-cell>
          <table:table-cell table:formula="of:=SUM([.I9:.I11])*1000/3000" office:value-type="float" office:value="0" calcext:value-type="float">
            <text:p>0</text:p>
          </table:table-cell>
          <table:table-cell table:formula="of:=SUM([.J9:.J11])*1000/3000" office:value-type="float" office:value="0" calcext:value-type="float">
            <text:p>0</text:p>
          </table:table-cell>
          <table:table-cell table:formula="of:=SUM([.K9:.K11])*1000/3000" office:value-type="float" office:value="0" calcext:value-type="float">
            <text:p>0</text:p>
          </table:table-cell>
          <table:table-cell table:formula="of:=SUM([.L9:.L11])*1000/3000" office:value-type="float" office:value="0" calcext:value-type="float">
            <text:p>0</text:p>
          </table:table-cell>
          <table:table-cell table:formula="of:=SUM([.M9:.M11])*1000/300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3" table:number-rows-spanned="1">
            <text:p>Region 3</text:p>
          </table:table-cell>
          <table:covered-table-cell table:number-columns-repeated="12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  <table:table-cell office:value-type="string" calcext:value-type="string">
            <text:p>T = 7</text:p>
          </table:table-cell>
          <table:table-cell office:value-type="string" calcext:value-type="string">
            <text:p>T = 8</text:p>
          </table:table-cell>
          <table:table-cell office:value-type="string" calcext:value-type="string">
            <text:p>T = 9</text:p>
          </table:table-cell>
          <table:table-cell office:value-type="string" calcext:value-type="string">
            <text:p>T = 10</text:p>
          </table:table-cell>
          <table:table-cell office:value-type="string" calcext:value-type="string">
            <text:p>T = 11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9.7139509404164" calcext:value-type="float">
            <text:p>9.7139509404164</text:p>
          </table:table-cell>
          <table:table-cell office:value-type="float" office:value="39.2557784453238" calcext:value-type="float">
            <text:p>39.2557784453238</text:p>
          </table:table-cell>
          <table:table-cell office:value-type="float" office:value="60.1403687409032" calcext:value-type="float">
            <text:p>60.1403687409032</text:p>
          </table:table-cell>
          <table:table-cell table:number-columns-repeated="3" office:value-type="float" office:value="98.7447576426852" calcext:value-type="float">
            <text:p>98.74475764268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12363345616691" calcext:value-type="float">
            <text:p>9.12363345616691</text:p>
          </table:table-cell>
          <table:table-cell office:value-type="float" office:value="50.8588200959893" calcext:value-type="float">
            <text:p>50.8588200959893</text:p>
          </table:table-cell>
          <table:table-cell office:value-type="float" office:value="63.5672106490881" calcext:value-type="float">
            <text:p>63.5672106490881</text:p>
          </table:table-cell>
          <table:table-cell office:value-type="float" office:value="92.8728130955408" calcext:value-type="float">
            <text:p>92.8728130955408</text:p>
          </table:table-cell>
          <table:table-cell table:number-columns-repeated="2" office:value-type="float" office:value="99.6638263018729" calcext:value-type="float">
            <text:p>99.6638263018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7.36402015065641" calcext:value-type="float">
            <text:p>7.36402015065641</text:p>
          </table:table-cell>
          <table:table-cell office:value-type="float" office:value="13.4144279178573" calcext:value-type="float">
            <text:p>13.4144279178573</text:p>
          </table:table-cell>
          <table:table-cell office:value-type="float" office:value="37.0397360695193" calcext:value-type="float">
            <text:p>37.0397360695193</text:p>
          </table:table-cell>
          <table:table-cell office:value-type="float" office:value="60.9426963756656" calcext:value-type="float">
            <text:p>60.9426963756656</text:p>
          </table:table-cell>
          <table:table-cell office:value-type="float" office:value="82.7445744413746" calcext:value-type="float">
            <text:p>82.7445744413746</text:p>
          </table:table-cell>
          <table:table-cell office:value-type="float" office:value="99.5782494765017" calcext:value-type="float">
            <text:p>99.5782494765017</text:p>
          </table:table-cell>
          <table:table-cell table:number-columns-repeated="5"/>
        </table:table-row>
        <table:table-row table:style-name="ro1">
          <table:table-cell/>
          <table:table-cell table:formula="of:=SUM([.B15:.B17])*1000/3000" office:value-type="float" office:value="0" calcext:value-type="float">
            <text:p>0</text:p>
          </table:table-cell>
          <table:table-cell table:formula="of:=SUM([.C15:.C17])*1000/3000" office:value-type="float" office:value="8.73386818241324" calcext:value-type="float">
            <text:p>8.73386818241324</text:p>
          </table:table-cell>
          <table:table-cell table:formula="of:=SUM([.D15:.D17])*1000/3000" office:value-type="float" office:value="34.5096754863901" calcext:value-type="float">
            <text:p>34.5096754863901</text:p>
          </table:table-cell>
          <table:table-cell table:formula="of:=SUM([.E15:.E17])*1000/3000" office:value-type="float" office:value="53.5824384865035" calcext:value-type="float">
            <text:p>53.5824384865035</text:p>
          </table:table-cell>
          <table:table-cell table:formula="of:=SUM([.F15:.F17])*1000/3000" office:value-type="float" office:value="84.1867557046305" calcext:value-type="float">
            <text:p>84.1867557046305</text:p>
          </table:table-cell>
          <table:table-cell table:formula="of:=SUM([.G15:.G17])*1000/3000" office:value-type="float" office:value="93.7177194619776" calcext:value-type="float">
            <text:p>93.7177194619776</text:p>
          </table:table-cell>
          <table:table-cell table:formula="of:=SUM([.H15:.H17])*1000/3000" office:value-type="float" office:value="99.3289444736866" calcext:value-type="float">
            <text:p>99.3289444736866</text:p>
          </table:table-cell>
          <table:table-cell table:formula="of:=SUM([.I15:.I17])*1000/3000" office:value-type="float" office:value="0" calcext:value-type="float">
            <text:p>0</text:p>
          </table:table-cell>
          <table:table-cell table:formula="of:=SUM([.J15:.J17])*1000/3000" office:value-type="float" office:value="0" calcext:value-type="float">
            <text:p>0</text:p>
          </table:table-cell>
          <table:table-cell table:formula="of:=SUM([.K15:.K17])*1000/3000" office:value-type="float" office:value="0" calcext:value-type="float">
            <text:p>0</text:p>
          </table:table-cell>
          <table:table-cell table:formula="of:=SUM([.L15:.L17])*1000/3000" office:value-type="float" office:value="0" calcext:value-type="float">
            <text:p>0</text:p>
          </table:table-cell>
          <table:table-cell table:formula="of:=SUM([.M15:.M17])*1000/30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0:04:13.529455911</meta:creation-date>
    <dc:date>2022-08-28T13:34:43.372588923</dc:date>
    <meta:editing-duration>PT1H23M21S</meta:editing-duration>
    <meta:editing-cycles>14</meta:editing-cycles>
    <meta:generator>LibreOffice/7.4.0.3$Linux_X86_64 LibreOffice_project/40$Build-3</meta:generator>
    <meta:document-statistic meta:table-count="1" meta:cell-count="144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1</text:p>
        </chart:subtitle>
        <chart:legend chart:legend-position="end" svg:x="13.492cm" svg:y="3.703cm" style:legend-expansion="high" chart:style-name="ch4"/>
        <chart:plot-area chart:style-name="ch5" table:cell-range-address="Sheet1.B2:Sheet1.H5 Sheet1.A3:Sheet1.A5" chart:data-source-has-labels="both" svg:x="1.331cm" svg:y="2.138cm" svg:width="11.841cm" svg:height="5.701cm">
          <chart:coordinate-region svg:x="2.138cm" svg:y="2.337cm" svg:width="10.94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3:Sheet1.H3" chart:label-cell-address="Sheet1.A3:Sheet1.A3" chart:class="chart:line">
            <chart:data-point chart:repeated="7"/>
          </chart:series>
          <chart:series chart:style-name="ch10" chart:values-cell-range-address="Sheet1.B4:Sheet1.H4" chart:label-cell-address="Sheet1.A4:Sheet1.A4" chart:class="chart:line">
            <chart:data-point chart:repeated="7"/>
          </chart:series>
          <chart:series chart:style-name="ch11" chart:values-cell-range-address="Sheet1.B5:Sheet1.H5" chart:label-cell-address="Sheet1.A5:Sheet1.A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2</text:p>
        </chart:subtitle>
        <chart:legend chart:legend-position="end" svg:x="13.492cm" svg:y="3.703cm" style:legend-expansion="high" chart:style-name="ch4"/>
        <chart:plot-area chart:style-name="ch5" table:cell-range-address="Sheet1.B8:Sheet1.H11 Sheet1.A9:Sheet1.A11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8:Sheet1.H8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9:Sheet1.H9" chart:label-cell-address="Sheet1.A9:Sheet1.A9" chart:class="chart:line">
            <chart:data-point chart:repeated="7"/>
          </chart:series>
          <chart:series chart:style-name="ch10" chart:values-cell-range-address="Sheet1.B10:Sheet1.H10" chart:label-cell-address="Sheet1.A10:Sheet1.A10" chart:class="chart:line">
            <chart:data-point chart:repeated="7"/>
          </chart:series>
          <chart:series chart:style-name="ch11" chart:values-cell-range-address="Sheet1.B11:Sheet1.H11" chart:label-cell-address="Sheet1.A11:Sheet1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8:Sheet1.H8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10:Sheet1.A10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3</text:p>
        </chart:subtitle>
        <chart:legend chart:legend-position="end" svg:x="13.492cm" svg:y="3.703cm" style:legend-expansion="high" chart:style-name="ch4"/>
        <chart:plot-area chart:style-name="ch5" table:cell-range-address="Sheet1.B14:Sheet1.H17 Sheet1.A15:Sheet1.A17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14:Sheet1.H14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15:Sheet1.H15" chart:label-cell-address="Sheet1.A15:Sheet1.A15" chart:class="chart:line">
            <chart:data-point chart:repeated="7"/>
          </chart:series>
          <chart:series chart:style-name="ch10" chart:values-cell-range-address="Sheet1.B16:Sheet1.H16" chart:label-cell-address="Sheet1.A16:Sheet1.A16" chart:class="chart:line">
            <chart:data-point chart:repeated="7"/>
          </chart:series>
          <chart:series chart:style-name="ch11" chart:values-cell-range-address="Sheet1.B17:Sheet1.H17" chart:label-cell-address="Sheet1.A17:Sheet1.A1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14:Sheet1.H14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  <table:table-row>
              <table:table-cell office:value-type="string">
                <text:p>Truck 2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  <table:table-row>
              <table:table-cell office:value-type="string">
                <text:p>Truck 3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Comparison of Truck 1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3 Sheet1.A1:Sheet1.A1 Sheet1.A7:Sheet1.A7 Sheet1.B9:Sheet1.H9 Sheet1.A13:Sheet1.A13 Sheet1.B15:Sheet1.H15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13cm" chart:style-name="ch9">
              <text:p>Fill Percentage</text:p>
            </chart:title>
          </chart:axis>
          <chart:series chart:style-name="ch10" chart:values-cell-range-address="Sheet1.B3:Sheet1.H3" chart:label-cell-address="Sheet1.A1:Sheet1.A1" chart:class="chart:bar">
            <chart:data-point chart:repeated="7"/>
          </chart:series>
          <chart:series chart:style-name="ch11" chart:values-cell-range-address="Sheet1.B9:Sheet1.H9" chart:label-cell-address="Sheet1.A7:Sheet1.A7" chart:class="chart:bar">
            <chart:data-point chart:repeated="7"/>
          </chart:series>
          <chart:series chart:style-name="ch12" chart:values-cell-range-address="Sheet1.B15:Sheet1.H15" chart:label-cell-address="Sheet1.A13:Sheet1.A1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label-position="top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label-position="top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2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4:Sheet1.H4 Sheet1.A7:Sheet1.A7 Sheet1.B10:Sheet1.H10 Sheet1.A13:Sheet1.A13 Sheet1.B16:Sheet1.H16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</chart:axis>
          <chart:series chart:style-name="ch10" chart:values-cell-range-address="Sheet1.B4:Sheet1.H4" chart:label-cell-address="Sheet1.A1:Sheet1.A1" chart:class="chart:bar">
            <chart:error-indicator chart:style-name="ch11" chart:dimension="x"/>
            <chart:data-point chart:repeated="7"/>
          </chart:series>
          <chart:series chart:style-name="ch12" chart:values-cell-range-address="Sheet1.B10:Sheet1.H10" chart:label-cell-address="Sheet1.A7:Sheet1.A7" chart:class="chart:bar">
            <chart:data-point chart:repeated="7"/>
          </chart:series>
          <chart:series chart:style-name="ch13" chart:values-cell-range-address="Sheet1.B16:Sheet1.H16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3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5:Sheet1.H5 Sheet1.A7:Sheet1.A7 Sheet1.B11:Sheet1.H11 Sheet1.A13:Sheet1.A13 Sheet1.B17:Sheet1.H17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  <chart:grid chart:style-name="ch10" chart:class="major"/>
          </chart:axis>
          <chart:series chart:style-name="ch11" chart:values-cell-range-address="Sheet1.B5:Sheet1.H5" chart:label-cell-address="Sheet1.A1:Sheet1.A1" chart:class="chart:bar">
            <chart:data-point chart:repeated="7"/>
          </chart:series>
          <chart:series chart:style-name="ch12" chart:values-cell-range-address="Sheet1.B11:Sheet1.H11" chart:label-cell-address="Sheet1.A7:Sheet1.A7" chart:class="chart:bar">
            <chart:data-point chart:repeated="7"/>
          </chart:series>
          <chart:series chart:style-name="ch13" chart:values-cell-range-address="Sheet1.B17:Sheet1.H17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1pt" style:font-size-asian="11pt" style:font-size-complex="11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line" chart:style-name="ch1">
        <chart:subtitle svg:x="9.211cm" svg:y="1.519cm" chart:style-name="ch2">
          <text:p>(d)</text:p>
        </chart:subtitle>
        <chart:plot-area chart:style-name="ch3" table:cell-range-address="Sheet1.B2:Sheet1.M2 Sheet1.A1:Sheet1.A1 Sheet1.B6:Sheet1.M6 Sheet1.A7:Sheet1.A7 Sheet1.B12:Sheet1.M12 Sheet1.A13:Sheet1.A13 Sheet1.B18:Sheet1.M18" chart:data-source-has-labels="both" svg:x="3.634cm" svg:y="3.741cm" svg:width="13.951cm" svg:height="11.293cm">
          <chart:coordinate-region svg:x="4.441cm" svg:y="3.94cm" svg:width="13.144cm" svg:height="10.447cm"/>
          <chart:axis chart:dimension="x" chart:name="primary-x" chart:style-name="ch4" chartooo:axis-type="auto">
            <chartooo:date-scale/>
            <chart:title svg:x="9.5cm" svg:y="15.399cm" chart:style-name="ch5">
              <text:p>Time-interval</text:p>
            </chart:title>
            <chart:categories table:cell-range-address="Sheet1.B2:Sheet1.M2"/>
          </chart:axis>
          <chart:axis chart:dimension="y" chart:name="primary-y" chart:style-name="ch6">
            <chart:title svg:x="2.576cm" svg:y="10.801cm" chart:style-name="ch7">
              <text:p>Waste percentage</text:p>
            </chart:title>
          </chart:axis>
          <chart:series chart:style-name="ch8" chart:values-cell-range-address="Sheet1.B6:Sheet1.M6" chart:label-cell-address="Sheet1.A1:Sheet1.A1" chart:class="chart:line">
            <chart:data-point chart:repeated="12"/>
          </chart:series>
          <chart:series chart:style-name="ch9" chart:values-cell-range-address="Sheet1.B12:Sheet1.M12" chart:label-cell-address="Sheet1.A7:Sheet1.A7" chart:class="chart:line">
            <chart:data-point chart:repeated="12"/>
          </chart:series>
          <chart:series chart:style-name="ch10" chart:values-cell-range-address="Sheet1.B18:Sheet1.M18" chart:label-cell-address="Sheet1.A13:Sheet1.A1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M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6:Sheet1.M6</svg:desc>
                </draw:g>
              </table:table-cell>
              <table:table-cell office:value-type="float" office:value="10.9412433924632">
                <text:p>10.9412433924632</text:p>
              </table:table-cell>
              <table:table-cell office:value-type="float" office:value="36.4468855905332">
                <text:p>36.4468855905332</text:p>
              </table:table-cell>
              <table:table-cell office:value-type="float" office:value="64.0162786475058">
                <text:p>64.0162786475058</text:p>
              </table:table-cell>
              <table:table-cell office:value-type="float" office:value="95.8122757869913">
                <text:p>95.8122757869913</text:p>
              </table:table-cell>
              <table:table-cell office:value-type="float" office:value="99.6657111665003">
                <text:p>99.6657111665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2:Sheet1.M12</svg:desc>
                </draw:g>
              </table:table-cell>
              <table:table-cell office:value-type="float" office:value="7.56824863412008">
                <text:p>7.56824863412008</text:p>
              </table:table-cell>
              <table:table-cell office:value-type="float" office:value="28.8556560789121">
                <text:p>28.8556560789121</text:p>
              </table:table-cell>
              <table:table-cell office:value-type="float" office:value="57.2558358302095">
                <text:p>57.2558358302095</text:p>
              </table:table-cell>
              <table:table-cell office:value-type="float" office:value="88.5820850044565">
                <text:p>88.5820850044565</text:p>
              </table:table-cell>
              <table:table-cell office:value-type="float" office:value="99.8257552555831">
                <text:p>99.8257552555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8:Sheet1.M18</svg:desc>
                </draw:g>
              </table:table-cell>
              <table:table-cell office:value-type="float" office:value="8.73386818241324">
                <text:p>8.73386818241324</text:p>
              </table:table-cell>
              <table:table-cell office:value-type="float" office:value="34.5096754863901">
                <text:p>34.5096754863901</text:p>
              </table:table-cell>
              <table:table-cell office:value-type="float" office:value="53.5824384865035">
                <text:p>53.5824384865035</text:p>
              </table:table-cell>
              <table:table-cell office:value-type="float" office:value="84.1867557046305">
                <text:p>84.1867557046305</text:p>
              </table:table-cell>
              <table:table-cell office:value-type="float" office:value="93.7177194619776">
                <text:p>93.7177194619776</text:p>
              </table:table-cell>
              <table:table-cell office:value-type="float" office:value="99.3289444736866">
                <text:p>99.3289444736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